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Tlwg Typo" svg:font-family="'Tlwg Typ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Tlwg Typo" fo:font-size="8pt" style:font-size-asian="8pt" style:font-size-complex="8pt"/>
    </style:style>
    <style:style style:name="P2" style:family="paragraph" style:parent-style-name="Standard">
      <style:text-properties style:font-name="Tlwg Typo" fo:font-size="8pt" officeooo:rsid="000438a7" officeooo:paragraph-rsid="0006ed3a" style:font-size-asian="8pt" style:font-size-complex="8pt"/>
    </style:style>
    <style:style style:name="P3" style:family="paragraph" style:parent-style-name="Standard">
      <style:text-properties style:font-name="Tlwg Typo" fo:font-size="8pt" officeooo:rsid="000438a7" officeooo:paragraph-rsid="00079f90" style:font-size-asian="8pt" style:font-size-complex="8pt"/>
    </style:style>
    <style:style style:name="P4" style:family="paragraph" style:parent-style-name="Standard">
      <style:text-properties style:font-name="Tlwg Typo" fo:font-size="8pt" officeooo:rsid="000438a7" officeooo:paragraph-rsid="00077bba" style:font-size-asian="8pt" style:font-size-complex="8pt"/>
    </style:style>
    <style:style style:name="P5" style:family="paragraph" style:parent-style-name="Standard">
      <style:text-properties style:font-name="Tlwg Typo" fo:font-size="8pt" officeooo:rsid="000438a7" officeooo:paragraph-rsid="00082a75" style:font-size-asian="8pt" style:font-size-complex="8pt"/>
    </style:style>
    <style:style style:name="P6" style:family="paragraph" style:parent-style-name="Standard">
      <style:text-properties style:font-name="Tlwg Typo" fo:font-size="8pt" officeooo:rsid="00098a94" officeooo:paragraph-rsid="00098a94" style:font-size-asian="8pt" style:font-size-complex="8pt"/>
    </style:style>
    <style:style style:name="P7" style:family="paragraph" style:parent-style-name="Standard">
      <style:text-properties style:font-name="Tlwg Typo" fo:font-size="8pt" officeooo:rsid="00098a94" officeooo:paragraph-rsid="001205e4" style:font-size-asian="8pt" style:font-size-complex="8pt"/>
    </style:style>
    <style:style style:name="P8" style:family="paragraph" style:parent-style-name="Standard">
      <style:text-properties style:font-name="Tlwg Typo" fo:font-size="8pt" officeooo:rsid="00098a94" officeooo:paragraph-rsid="0013b7cb" style:font-size-asian="8pt" style:font-size-complex="8pt"/>
    </style:style>
    <style:style style:name="P9" style:family="paragraph" style:parent-style-name="Standard">
      <style:text-properties style:font-name="Tlwg Typo" fo:font-size="8pt" officeooo:rsid="00050563" officeooo:paragraph-rsid="00050563" style:font-size-asian="8pt" style:font-size-complex="8pt"/>
    </style:style>
    <style:style style:name="P10" style:family="paragraph" style:parent-style-name="Standard">
      <style:text-properties style:font-name="Tlwg Typo" fo:font-size="8pt" officeooo:paragraph-rsid="000438a7" style:font-size-asian="8pt" style:font-size-complex="8pt"/>
    </style:style>
    <style:style style:name="P11" style:family="paragraph" style:parent-style-name="Standard">
      <style:text-properties fo:color="#000000" style:font-name="Tlwg Typo" fo:font-size="8pt" officeooo:rsid="000438a7" officeooo:paragraph-rsid="00077bba" style:font-size-asian="8pt" style:font-size-complex="8pt"/>
    </style:style>
    <style:style style:name="P12" style:family="paragraph" style:parent-style-name="Standard">
      <style:text-properties fo:color="#000000" style:font-name="Tlwg Typo" fo:font-size="8pt" officeooo:rsid="00077bba" officeooo:paragraph-rsid="00077bba" style:font-size-asian="8pt" style:font-size-complex="8pt"/>
    </style:style>
    <style:style style:name="P13" style:family="paragraph" style:parent-style-name="Standard">
      <style:text-properties fo:color="#000000" style:font-name="Tlwg Typo" fo:font-size="8pt" officeooo:rsid="0006ed3a" officeooo:paragraph-rsid="0006ed3a" style:font-size-asian="8pt" style:font-size-complex="8pt"/>
    </style:style>
    <style:style style:name="P14" style:family="paragraph" style:parent-style-name="Standard">
      <style:text-properties fo:color="#000000" style:font-name="Tlwg Typo" fo:font-size="8pt" officeooo:rsid="000a9912" officeooo:paragraph-rsid="000a9912" style:font-size-asian="8pt" style:font-size-complex="8pt"/>
    </style:style>
    <style:style style:name="P15" style:family="paragraph" style:parent-style-name="Standard">
      <style:text-properties fo:color="#000000" style:font-name="Tlwg Typo" fo:font-size="8pt" officeooo:rsid="000fed09" officeooo:paragraph-rsid="000fed09" style:font-size-asian="8pt" style:font-size-complex="8pt"/>
    </style:style>
    <style:style style:name="P16" style:family="paragraph" style:parent-style-name="Standard">
      <style:text-properties fo:color="#000000" style:font-name="Tlwg Typo" fo:font-size="8pt" officeooo:rsid="000f1d96" officeooo:paragraph-rsid="000f1d96" style:font-size-asian="8pt" style:font-size-complex="8pt"/>
    </style:style>
    <style:style style:name="P17" style:family="paragraph" style:parent-style-name="Standard">
      <style:text-properties fo:color="#000000" style:font-name="Tlwg Typo" fo:font-size="8pt" officeooo:rsid="000ab7ed" officeooo:paragraph-rsid="000ab7ed" style:font-size-asian="8pt" style:font-size-complex="8pt"/>
    </style:style>
    <style:style style:name="P18" style:family="paragraph" style:parent-style-name="Standard">
      <style:text-properties fo:color="#000000" style:font-name="DejaVu Sans" fo:font-size="8pt" officeooo:rsid="000f1d96" officeooo:paragraph-rsid="000f1d96" style:font-size-asian="8pt" style:font-size-complex="8pt"/>
    </style:style>
    <style:style style:name="P19" style:family="paragraph" style:parent-style-name="Standard">
      <style:text-properties fo:color="#009598" style:font-name="DejaVu Sans" fo:font-size="8pt" officeooo:rsid="0006ed3a" officeooo:paragraph-rsid="0006ed3a" style:font-size-asian="8pt" style:font-size-complex="8pt"/>
    </style:style>
    <style:style style:name="P20" style:family="paragraph" style:parent-style-name="Standard">
      <style:text-properties fo:color="#009598" style:font-name="DejaVu Sans" fo:font-size="8pt" officeooo:rsid="000db215" officeooo:paragraph-rsid="000db215" style:font-size-asian="8pt" style:font-size-complex="8pt"/>
    </style:style>
    <style:style style:name="P21" style:family="paragraph" style:parent-style-name="Standard">
      <style:text-properties fo:color="#009598" style:font-name="DejaVu Sans" fo:font-size="8pt" officeooo:rsid="000f1d96" officeooo:paragraph-rsid="000f1d96" style:font-size-asian="8pt" style:font-size-complex="8pt"/>
    </style:style>
    <style:style style:name="P22" style:family="paragraph" style:parent-style-name="Standard">
      <style:text-properties style:font-name="DejaVu Sans" officeooo:paragraph-rsid="000438a7"/>
    </style:style>
    <style:style style:name="P23" style:family="paragraph" style:parent-style-name="Standard">
      <style:text-properties fo:color="#ed1c24" style:font-name="DejaVu Sans" fo:font-size="8pt" officeooo:rsid="00082a75" officeooo:paragraph-rsid="00082a75" style:font-size-asian="8pt" style:font-size-complex="8pt"/>
    </style:style>
    <style:style style:name="P24" style:family="paragraph" style:parent-style-name="Standard">
      <style:text-properties fo:color="#ed1c24" style:font-name="DejaVu Sans" fo:font-size="8pt" officeooo:rsid="000ab7ed" officeooo:paragraph-rsid="000ab7ed" style:font-size-asian="8pt" style:font-size-complex="8pt"/>
    </style:style>
    <style:style style:name="P25" style:family="paragraph" style:parent-style-name="Standard">
      <style:text-properties fo:color="#ed1c24" style:font-name="DejaVu Sans" fo:font-size="8pt" officeooo:rsid="001205e4" officeooo:paragraph-rsid="001205e4" style:font-size-asian="8pt" style:font-size-complex="8pt"/>
    </style:style>
    <style:style style:name="P26" style:family="paragraph" style:parent-style-name="Standard">
      <style:text-properties fo:color="#ed1c24" style:font-name="Tlwg Typo" fo:font-size="8pt" officeooo:rsid="000a9912" officeooo:paragraph-rsid="000a9912" style:font-size-asian="8pt" style:font-size-complex="8pt"/>
    </style:style>
    <style:style style:name="P27" style:family="paragraph" style:parent-style-name="Standard">
      <style:text-properties fo:color="#ed1c24" style:font-name="Tlwg Typo" fo:font-size="8pt" officeooo:rsid="000438a7" officeooo:paragraph-rsid="0009d798" style:font-size-asian="8pt" style:font-size-complex="8pt"/>
    </style:style>
    <style:style style:name="P28" style:family="paragraph" style:parent-style-name="Standard">
      <style:text-properties fo:font-variant="normal" fo:text-transform="none" fo:color="#000000" style:font-name="Tlwg Typo" fo:font-size="8pt" fo:letter-spacing="normal" fo:font-style="normal" fo:font-weight="normal" officeooo:rsid="000ab7ed" officeooo:paragraph-rsid="000ab7ed" style:font-size-asian="8pt" style:font-size-complex="8pt"/>
    </style:style>
    <style:style style:name="P29" style:family="paragraph" style:parent-style-name="Standard">
      <style:text-properties fo:font-variant="normal" fo:text-transform="none" fo:color="#000000" style:font-name="Tlwg Typo" fo:font-size="8pt" fo:letter-spacing="normal" fo:font-style="normal" fo:font-weight="normal" officeooo:rsid="000cf8fa" officeooo:paragraph-rsid="000cf8fa" style:font-size-asian="8pt" style:font-size-complex="8pt"/>
    </style:style>
    <style:style style:name="P30" style:family="paragraph" style:parent-style-name="Standard">
      <style:text-properties fo:font-variant="normal" fo:text-transform="none" fo:color="#000000" style:font-name="Tlwg Typo" fo:font-size="8pt" fo:letter-spacing="normal" fo:font-style="normal" fo:font-weight="normal" officeooo:paragraph-rsid="000c749c" style:font-size-asian="8pt" style:font-size-complex="8pt"/>
    </style:style>
    <style:style style:name="P31" style:family="paragraph" style:parent-style-name="Standard">
      <style:text-properties fo:font-variant="normal" fo:text-transform="none" fo:color="#ed1c24" style:font-name="DejaVu Sans" fo:font-size="8pt" fo:letter-spacing="normal" fo:font-style="normal" fo:font-weight="normal" officeooo:paragraph-rsid="000c749c" style:font-size-asian="8pt" style:font-size-complex="8pt"/>
    </style:style>
    <style:style style:name="P32" style:family="paragraph" style:parent-style-name="Standard">
      <style:text-properties fo:font-variant="normal" fo:text-transform="none" fo:color="#009598" style:font-name="DejaVu Sans" fo:font-size="8pt" fo:letter-spacing="normal" fo:font-style="normal" fo:font-weight="normal" officeooo:rsid="000cf8fa" officeooo:paragraph-rsid="000cf8fa" style:font-size-asian="8pt" style:font-size-complex="8pt"/>
    </style:style>
    <style:style style:name="P33" style:family="paragraph" style:parent-style-name="Standard">
      <style:text-properties fo:font-size="8pt" officeooo:paragraph-rsid="0006ed3a" style:font-size-asian="8pt" style:font-size-complex="8pt"/>
    </style:style>
    <style:style style:name="P34" style:family="paragraph" style:parent-style-name="Standard">
      <style:text-properties fo:color="#f58220" style:font-name="DejaVu Sans" fo:font-size="8pt" officeooo:rsid="000db215" officeooo:paragraph-rsid="000db215" style:font-size-asian="8pt" style:font-size-complex="8pt"/>
    </style:style>
    <style:style style:name="P35" style:family="paragraph" style:parent-style-name="Standard">
      <style:text-properties fo:color="#f58220" style:font-name="DejaVu Sans" fo:font-size="8pt" officeooo:rsid="000f1d96" officeooo:paragraph-rsid="000f1d96" style:font-size-asian="8pt" style:font-size-complex="8pt"/>
    </style:style>
    <style:style style:name="P36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202124" style:font-name="Tlwg Typo" fo:font-size="8pt" fo:letter-spacing="normal" fo:font-style="normal" fo:font-weight="normal" officeooo:paragraph-rsid="00050563" style:font-size-asian="8pt" style:font-weight-asian="normal" style:font-size-complex="8pt" style:font-weight-complex="normal"/>
    </style:style>
    <style:style style:name="P37" style:family="paragraph" style:parent-style-name="Preformatted_20_Text">
      <style:text-properties fo:font-variant="normal" fo:text-transform="none" fo:color="#000000" style:font-name="Tlwg Typo" fo:font-size="8pt" fo:letter-spacing="normal" fo:font-style="normal" fo:font-weight="normal" officeooo:paragraph-rsid="00077bba" style:font-size-asian="8pt" style:font-size-complex="8pt"/>
    </style:style>
    <style:style style:name="P38" style:family="paragraph" style:parent-style-name="Preformatted_20_Text">
      <style:text-properties fo:font-variant="normal" fo:text-transform="none" fo:color="#000000" style:font-name="Tlwg Typo" fo:font-size="8pt" fo:letter-spacing="normal" fo:font-style="normal" fo:font-weight="normal" officeooo:rsid="00077bba" officeooo:paragraph-rsid="00077bba" style:font-size-asian="8pt" style:font-weight-asian="normal" style:font-size-complex="8pt" style:font-weight-complex="normal"/>
    </style:style>
    <style:style style:name="P39" style:family="paragraph" style:parent-style-name="Preformatted_20_Text">
      <style:text-properties fo:font-variant="normal" fo:text-transform="none" fo:color="#000000" style:font-name="Tlwg Typo" fo:font-size="8pt" fo:letter-spacing="normal" fo:font-style="normal" fo:font-weight="bold" officeooo:rsid="00077bba" officeooo:paragraph-rsid="00077bba" style:font-size-asian="8pt" style:font-size-complex="8pt"/>
    </style:style>
    <style:style style:name="P40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4292e" style:font-name="Tlwg Typo" fo:font-size="8pt" fo:letter-spacing="normal" fo:font-style="normal" fo:font-weight="normal" style:font-size-asian="8pt" style:font-size-complex="8pt"/>
    </style:style>
    <style:style style:name="P41" style:family="paragraph" style:parent-style-name="Standard">
      <style:text-properties fo:color="#009598" style:font-name="DejaVu Sans" fo:font-size="8pt" officeooo:rsid="0006ed3a" officeooo:paragraph-rsid="00079f90" style:font-size-asian="8pt" style:font-size-complex="8pt"/>
    </style:style>
    <style:style style:name="P42" style:family="paragraph" style:parent-style-name="Standard">
      <style:text-properties fo:color="#009598" style:font-name="DejaVu Sans" fo:font-size="8pt" officeooo:rsid="0009d798" officeooo:paragraph-rsid="0009d798" style:font-size-asian="8pt" style:font-size-complex="8pt"/>
    </style:style>
    <style:style style:name="P43" style:family="paragraph" style:parent-style-name="Standard">
      <style:text-properties fo:font-variant="normal" fo:text-transform="none" fo:color="#ed1c24" style:font-name="DejaVu Sans" fo:font-size="8pt" fo:letter-spacing="normal" fo:font-style="normal" fo:font-weight="normal" officeooo:rsid="000c749c" officeooo:paragraph-rsid="000c749c" style:font-size-asian="8pt" style:font-size-complex="8pt"/>
    </style:style>
    <style:style style:name="P44" style:family="paragraph" style:parent-style-name="Standard">
      <style:text-properties fo:font-variant="normal" fo:text-transform="none" fo:color="#323232" style:font-name="Tlwg Typo" fo:font-size="8pt" fo:letter-spacing="normal" fo:font-style="normal" fo:font-weight="normal" officeooo:paragraph-rsid="000c749c" style:font-size-asian="8pt" style:font-weight-asian="normal" style:font-size-complex="8pt" style:font-weight-complex="normal"/>
    </style:style>
    <style:style style:name="P45" style:family="paragraph" style:parent-style-name="Standard">
      <style:text-properties fo:font-size="8pt" officeooo:paragraph-rsid="0006ed3a" style:font-size-asian="8pt" style:font-size-complex="8pt"/>
    </style:style>
    <style:style style:name="P46" style:family="paragraph" style:parent-style-name="Standard">
      <style:text-properties fo:color="#000000" style:font-name="DejaVu Sans" fo:font-size="10.5pt" officeooo:rsid="001630d4" officeooo:paragraph-rsid="001630d4" style:font-size-asian="10.5pt" style:font-size-complex="10.5pt"/>
    </style:style>
    <style:style style:name="P47" style:family="paragraph" style:parent-style-name="Standard">
      <style:text-properties fo:color="#000000" style:font-name="Tlwg Typo" fo:font-size="8pt" officeooo:rsid="000a9912" officeooo:paragraph-rsid="000a9912" style:font-size-asian="8pt" style:font-size-complex="8pt"/>
    </style:style>
    <style:style style:name="P48" style:family="paragraph" style:parent-style-name="Standard">
      <style:text-properties fo:color="#000000" style:font-name="Tlwg Typo" fo:font-size="8pt" officeooo:rsid="000a9912" officeooo:paragraph-rsid="0019690f" style:font-size-asian="8pt" style:font-size-complex="8pt"/>
    </style:style>
    <style:style style:name="P49" style:family="paragraph" style:parent-style-name="Standard">
      <style:text-properties fo:color="#f58220" style:font-name="DejaVu Sans" fo:font-size="8pt" officeooo:rsid="000db215" officeooo:paragraph-rsid="000db215" style:font-size-asian="8pt" style:font-size-complex="8pt"/>
    </style:style>
    <style:style style:name="P50" style:family="paragraph" style:parent-style-name="Standard">
      <style:text-properties fo:color="#f58220" style:font-name="DejaVu Sans" fo:font-size="8pt" officeooo:rsid="0018e5d6" officeooo:paragraph-rsid="0018e5d6" fo:background-color="transparent" style:font-size-asian="8pt" style:font-size-complex="8pt"/>
    </style:style>
    <style:style style:name="P51" style:family="paragraph" style:parent-style-name="Standard">
      <style:text-properties officeooo:paragraph-rsid="00175d2a"/>
    </style:style>
    <style:style style:name="P52" style:family="paragraph" style:parent-style-name="Standard">
      <style:paragraph-properties fo:break-before="page"/>
      <style:text-properties officeooo:paragraph-rsid="00175d2a"/>
    </style:style>
    <style:style style:name="P53" style:family="paragraph" style:parent-style-name="Text_20_body" style:list-style-name="L1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  <style:text-properties fo:font-variant="normal" fo:text-transform="none" fo:color="#202124" style:font-name="Tlwg Typo" fo:font-size="8pt" fo:letter-spacing="normal" fo:font-style="normal" fo:font-weight="normal" style:font-size-asian="8pt" style:font-weight-asian="normal" style:font-size-complex="8pt" style:font-weight-complex="normal"/>
    </style:style>
    <style:style style:name="P54" style:family="paragraph" style:parent-style-name="Text_20_body" style:list-style-name="L1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202124" style:font-name="Tlwg Typo" fo:font-size="8pt" fo:letter-spacing="normal" fo:font-style="normal" fo:font-weight="normal" officeooo:rsid="00098a94" officeooo:paragraph-rsid="000a9912" style:font-size-asian="8pt" style:font-weight-asian="normal" style:font-size-complex="8pt" style:font-weight-complex="normal"/>
    </style:style>
    <style:style style:name="P55" style:family="paragraph" style:parent-style-name="Text_20_body" style:list-style-name="L1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style:font-name="Tlwg Typo" fo:font-size="8pt" officeooo:rsid="00098a94" officeooo:paragraph-rsid="000a9912" style:font-size-asian="8pt" style:font-size-complex="8pt"/>
    </style:style>
    <style:style style:name="P56" style:family="paragraph" style:parent-style-name="Preformatted_20_Text">
      <style:text-properties fo:color="#ed1c24" style:font-name="Tlwg Typo" fo:font-size="8pt" officeooo:rsid="000a9912" officeooo:paragraph-rsid="000a9912" style:font-size-asian="8pt" style:font-size-complex="8pt"/>
    </style:style>
    <style:style style:name="P57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000000" style:font-name="Tlwg Typo" fo:font-size="8pt" fo:letter-spacing="normal" fo:font-style="normal" fo:font-weight="normal" officeooo:rsid="000a9912" officeooo:paragraph-rsid="000f1d96" style:font-size-asian="8pt" style:font-size-complex="8pt"/>
    </style:style>
    <style:style style:name="T1" style:family="text">
      <style:text-properties officeooo:rsid="000438a7"/>
    </style:style>
    <style:style style:name="T2" style:family="text">
      <style:text-properties style:font-name="Liberation Serif" fo:font-size="9pt" style:font-size-asian="9pt" style:font-size-complex="9pt"/>
    </style:style>
    <style:style style:name="T3" style:family="text">
      <style:text-properties officeooo:rsid="00050563"/>
    </style:style>
    <style:style style:name="T4" style:family="text">
      <style:text-properties style:font-name="Tlwg Typo"/>
    </style:style>
    <style:style style:name="T5" style:family="text">
      <style:text-properties style:font-name="Tlwg Typo" officeooo:rsid="0006ed3a"/>
    </style:style>
    <style:style style:name="T6" style:family="text">
      <style:text-properties fo:color="#00a65d"/>
    </style:style>
    <style:style style:name="T7" style:family="text">
      <style:text-properties fo:color="#00a65d" officeooo:rsid="000438a7"/>
    </style:style>
    <style:style style:name="T8" style:family="text">
      <style:text-properties fo:color="#00a65d" officeooo:rsid="0006ed3a"/>
    </style:style>
    <style:style style:name="T9" style:family="text">
      <style:text-properties fo:color="#00a65d" officeooo:rsid="00079f90"/>
    </style:style>
    <style:style style:name="T10" style:family="text">
      <style:text-properties fo:color="#00a65d" officeooo:rsid="00082a75"/>
    </style:style>
    <style:style style:name="T11" style:family="text">
      <style:text-properties fo:color="#00a65d" fo:font-weight="normal" style:font-weight-asian="normal" style:font-weight-complex="normal"/>
    </style:style>
    <style:style style:name="T12" style:family="text">
      <style:text-properties fo:color="#00a65d" officeooo:rsid="0009d798"/>
    </style:style>
    <style:style style:name="T13" style:family="text">
      <style:text-properties fo:color="#00a65d" officeooo:rsid="000db215"/>
    </style:style>
    <style:style style:name="T14" style:family="text">
      <style:text-properties fo:color="#00a65d" officeooo:rsid="000f1d96"/>
    </style:style>
    <style:style style:name="T15" style:family="text">
      <style:text-properties fo:color="#00a65d" officeooo:rsid="001092e3"/>
    </style:style>
    <style:style style:name="T16" style:family="text">
      <style:text-properties fo:color="#00a65d" officeooo:rsid="001ab9b0"/>
    </style:style>
    <style:style style:name="T17" style:family="text">
      <style:text-properties fo:color="#00a65d" style:font-name="DejaVu Sans" officeooo:rsid="001ab9b0"/>
    </style:style>
    <style:style style:name="T18" style:family="text">
      <style:text-properties officeooo:rsid="0006ed3a"/>
    </style:style>
    <style:style style:name="T19" style:family="text">
      <style:text-properties fo:color="#009598"/>
    </style:style>
    <style:style style:name="T20" style:family="text">
      <style:text-properties fo:color="#009598" style:font-name="DejaVu Sans"/>
    </style:style>
    <style:style style:name="T21" style:family="text">
      <style:text-properties fo:color="#009598" style:font-name="DejaVu Sans" officeooo:rsid="0006ed3a"/>
    </style:style>
    <style:style style:name="T22" style:family="text">
      <style:text-properties fo:color="#009598" style:font-name="DejaVu Sans" officeooo:rsid="000438a7"/>
    </style:style>
    <style:style style:name="T23" style:family="text">
      <style:text-properties fo:color="#009598" style:font-name="DejaVu Sans" officeooo:rsid="00077bba"/>
    </style:style>
    <style:style style:name="T24" style:family="text">
      <style:text-properties fo:color="#009598" style:font-name="DejaVu Sans" officeooo:rsid="00079f90"/>
    </style:style>
    <style:style style:name="T25" style:family="text">
      <style:text-properties fo:color="#009598" style:font-name="DejaVu Sans" officeooo:rsid="00082a75"/>
    </style:style>
    <style:style style:name="T26" style:family="text">
      <style:text-properties fo:color="#009598" style:font-name="DejaVu Sans" officeooo:rsid="000a9912"/>
    </style:style>
    <style:style style:name="T27" style:family="text">
      <style:text-properties fo:color="#009598" style:font-name="DejaVu Sans" fo:font-weight="bold" style:font-weight-asian="bold" style:font-weight-complex="bold"/>
    </style:style>
    <style:style style:name="T28" style:family="text">
      <style:text-properties fo:color="#009598" style:font-name="DejaVu Sans" officeooo:rsid="0009d798"/>
    </style:style>
    <style:style style:name="T29" style:family="text">
      <style:text-properties fo:color="#009598" style:font-name="DejaVu Sans" officeooo:rsid="0013b7cb"/>
    </style:style>
    <style:style style:name="T30" style:family="text">
      <style:text-properties fo:color="#009598" officeooo:rsid="000db215"/>
    </style:style>
    <style:style style:name="T31" style:family="text">
      <style:text-properties fo:color="#009598" officeooo:rsid="000438a7"/>
    </style:style>
    <style:style style:name="T32" style:family="text">
      <style:text-properties fo:color="#009598" officeooo:rsid="001ab9b0"/>
    </style:style>
    <style:style style:name="T33" style:family="text">
      <style:text-properties fo:color="#009598" style:font-name="DejaVu Sans" officeooo:rsid="001ab9b0"/>
    </style:style>
    <style:style style:name="T34" style:family="text">
      <style:text-properties fo:color="#009598" officeooo:rsid="001bdef8"/>
    </style:style>
    <style:style style:name="T35" style:family="text">
      <style:text-properties officeooo:rsid="00077bba"/>
    </style:style>
    <style:style style:name="T36" style:family="text">
      <style:text-properties officeooo:rsid="0006ed3a" style:font-weight-asian="normal" style:font-weight-complex="normal"/>
    </style:style>
    <style:style style:name="T37" style:family="text">
      <style:text-properties officeooo:rsid="00079f90"/>
    </style:style>
    <style:style style:name="T38" style:family="text">
      <style:text-properties fo:color="#000000" officeooo:rsid="00079f90"/>
    </style:style>
    <style:style style:name="T39" style:family="text">
      <style:text-properties fo:color="#000000" officeooo:rsid="00082a75"/>
    </style:style>
    <style:style style:name="T40" style:family="text">
      <style:text-properties fo:color="#000000" officeooo:rsid="000a9912"/>
    </style:style>
    <style:style style:name="T41" style:family="text">
      <style:text-properties fo:color="#000000" officeooo:rsid="0009d798"/>
    </style:style>
    <style:style style:name="T42" style:family="text">
      <style:text-properties officeooo:rsid="00082a75"/>
    </style:style>
    <style:style style:name="T43" style:family="text">
      <style:text-properties fo:color="#ed1c24" style:font-name="DejaVu Sans" fo:font-size="8pt" officeooo:rsid="000a9912" style:font-size-asian="8pt" style:font-size-complex="8pt"/>
    </style:style>
    <style:style style:name="T44" style:family="text">
      <style:text-properties fo:color="#ed1c24" fo:font-size="8pt" officeooo:rsid="000438a7" style:font-size-asian="8pt" style:font-size-complex="8pt"/>
    </style:style>
    <style:style style:name="T45" style:family="text">
      <style:text-properties fo:color="#111111"/>
    </style:style>
    <style:style style:name="T46" style:family="text">
      <style:text-properties fo:color="#111111" officeooo:rsid="00082a75"/>
    </style:style>
    <style:style style:name="T47" style:family="text">
      <style:text-properties officeooo:rsid="0009d798"/>
    </style:style>
    <style:style style:name="T48" style:family="text">
      <style:text-properties officeooo:rsid="000bde71"/>
    </style:style>
    <style:style style:name="T49" style:family="text">
      <style:text-properties officeooo:rsid="000c5fd1"/>
    </style:style>
    <style:style style:name="T50" style:family="text">
      <style:text-properties fo:color="#323232" style:font-weight-asian="normal" style:font-weight-complex="normal"/>
    </style:style>
    <style:style style:name="T51" style:family="text">
      <style:text-properties fo:color="#323232" officeooo:rsid="000c749c" style:font-weight-asian="normal" style:font-weight-complex="normal"/>
    </style:style>
    <style:style style:name="T52" style:family="text">
      <style:text-properties officeooo:rsid="000f1d96"/>
    </style:style>
    <style:style style:name="T53" style:family="text">
      <style:text-properties officeooo:rsid="000fed09"/>
    </style:style>
    <style:style style:name="T54" style:family="text">
      <style:text-properties officeooo:rsid="001092e3"/>
    </style:style>
    <style:style style:name="T55" style:family="text">
      <style:text-properties officeooo:rsid="001205e4"/>
    </style:style>
    <style:style style:name="T56" style:family="text">
      <style:text-properties fo:font-size="9pt" style:font-size-asian="9pt" style:font-size-complex="9pt"/>
    </style:style>
    <style:style style:name="T57" style:family="text">
      <style:text-properties fo:font-variant="normal" fo:text-transform="none" fo:color="#000000" fo:letter-spacing="normal" fo:font-style="normal" fo:font-weight="normal" officeooo:rsid="000a9912" style:font-weight-asian="normal" style:font-weight-complex="normal"/>
    </style:style>
    <style:style style:name="T58" style:family="text">
      <style:text-properties fo:font-variant="normal" fo:text-transform="none" fo:color="#000000" fo:letter-spacing="normal" fo:font-style="normal" fo:font-weight="normal" fo:background-color="transparent" loext:char-shading-value="0" loext:padding="0in" loext:border="none"/>
    </style:style>
    <style:style style:name="T59" style:family="text">
      <style:text-properties fo:font-variant="normal" fo:text-transform="none" fo:color="#000000" style:font-name="Tlwg Typo" fo:letter-spacing="normal" fo:font-style="normal" fo:font-weight="normal" fo:background-color="transparent" loext:char-shading-value="0" loext:padding="0in" loext:border="none"/>
    </style:style>
    <style:style style:name="T60" style:family="text">
      <style:text-properties fo:font-variant="normal" fo:text-transform="none" fo:color="#000000" style:font-name="Tlwg Typo" fo:font-size="9.75pt" fo:letter-spacing="normal" fo:font-style="normal" fo:font-weight="normal" fo:background-color="transparent" loext:char-shading-value="0" loext:padding="0in" loext:border="none"/>
    </style:style>
    <style:style style:name="T61" style:family="text">
      <style:text-properties fo:font-variant="normal" fo:text-transform="none" fo:color="#000000" style:font-name="Consolas" fo:font-size="9.75pt" fo:letter-spacing="normal" fo:font-style="normal" fo:font-weight="normal" fo:background-color="transparent" loext:char-shading-value="0" loext:padding="0in" loext:border="none"/>
    </style:style>
    <style:style style:name="T62" style:family="text">
      <style:text-properties fo:font-variant="normal" fo:text-transform="none" fo:color="#000000" fo:font-size="9.75pt" fo:letter-spacing="normal" fo:font-style="normal" fo:font-weight="normal" fo:background-color="transparent" loext:char-shading-value="0" loext:padding="0in" loext:border="none"/>
    </style:style>
    <style:style style:name="T63" style:family="text">
      <style:text-properties fo:font-variant="normal" fo:text-transform="none" fo:color="#00a65d" fo:letter-spacing="normal" fo:font-style="normal" fo:font-weight="normal" style:font-weight-asian="normal" style:font-weight-complex="normal"/>
    </style:style>
    <style:style style:name="T64" style:family="text">
      <style:text-properties fo:font-variant="normal" fo:text-transform="none" fo:color="#009598" style:font-name="DejaVu Sans" fo:letter-spacing="normal" fo:font-style="normal" fo:font-weight="normal" officeooo:rsid="000a9912" style:font-weight-asian="normal" style:font-weight-complex="normal"/>
    </style:style>
    <style:style style:name="T65" style:family="text">
      <style:text-properties fo:font-variant="normal" fo:text-transform="none" style:font-name="Consolas" fo:font-size="9.75pt" fo:letter-spacing="normal" fo:font-style="normal" fo:font-weight="normal" fo:background-color="transparent" loext:char-shading-value="0" loext:padding="0in" loext:border="none"/>
    </style:style>
    <style:style style:name="T66" style:family="text">
      <style:text-properties fo:font-variant="normal" fo:text-transform="none" fo:font-size="9.75pt" fo:letter-spacing="normal" fo:font-style="normal" fo:font-weight="normal" fo:background-color="transparent" loext:char-shading-value="0" loext:padding="0in" loext:border="none"/>
    </style:style>
    <style:style style:name="T67" style:family="text">
      <style:text-properties fo:font-variant="normal" fo:text-transform="none" style:font-name="Tlwg Typo" fo:font-size="9.75pt" fo:letter-spacing="normal" fo:font-style="normal" fo:font-weight="normal" fo:background-color="transparent" loext:char-shading-value="0" loext:padding="0in" loext:border="none"/>
    </style:style>
    <style:style style:name="T68" style:family="text">
      <style:text-properties fo:font-variant="normal" fo:text-transform="none" style:font-name="Tlwg Typo" fo:letter-spacing="normal" fo:font-style="normal" fo:font-weight="normal" fo:background-color="transparent" loext:char-shading-value="0" loext:padding="0in" loext:border="none"/>
    </style:style>
    <style:style style:name="T69" style:family="text">
      <style:text-properties officeooo:rsid="0013b7cb"/>
    </style:style>
    <style:style style:name="T70" style:family="text">
      <style:text-properties officeooo:rsid="001ab9b0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span text:style-name="T18">C</text:span>ommands linux, git, openfoam, etc for use on gt machine</text:p>
      <text:p text:style-name="P33"><text:span text:style-name="T5"/></text:p>
      <text:p text:style-name="P33"><text:span text:style-name="T5">ctrl+alt+t <text:tab/><text:tab/><text:tab/></text:span><text:span text:style-name="T21">open new terminal</text:span></text:p>
      <text:p text:style-name="P23"/>
      <text:p text:style-name="P23">Info</text:p>
      <text:p text:style-name="P2">pwd<text:tab/><text:tab/><text:tab/><text:tab/><text:span text:style-name="T21">check in which folder you are</text:span></text:p>
      <text:p text:style-name="P2">whoami<text:tab/><text:tab/><text:tab/><text:tab/><text:span text:style-name="T21">shows your name</text:span></text:p>
      <text:p text:style-name="P3">cpuinfo<text:tab/><text:tab/><text:tab/><text:tab/><text:span text:style-name="T21">shows all info about cpu, processors, threading, etc…</text:span></text:p>
      <text:p text:style-name="P3"/>
      <text:p text:style-name="P23">Help yourself</text:p>
      <text:p text:style-name="P3"><text:span text:style-name="T37">man </text:span><text:span text:style-name="T9">command<text:tab/><text:tab/><text:tab/></text:span><text:span text:style-name="T24">shows manual page for command you enter (ex: </text:span><text:span text:style-name="T38">man </text:span><text:span text:style-name="T39">ls</text:span><text:span text:style-name="T24">)</text:span></text:p>
      <text:p text:style-name="P3"><text:span text:style-name="T9">command </text:span><text:span text:style-name="T38">--help<text:tab/><text:tab/><text:tab/></text:span><text:span text:style-name="T24">shows how command can be used (ex: </text:span><text:span text:style-name="T39">ls --</text:span><text:span text:style-name="T38">help</text:span><text:span text:style-name="T24">)</text:span></text:p>
      <text:p text:style-name="P41"/>
      <text:p text:style-name="P23"><text:span text:style-name="T18">D</text:span>irectories and files</text:p>
      <text:p text:style-name="P3">ls<text:tab/><text:tab/><text:tab/><text:tab/><text:span text:style-name="T21">list folders where you are</text:span></text:p>
      <text:p text:style-name="P11">ls -<text:span text:style-name="T35">a<text:tab/><text:tab/><text:tab/><text:tab/></text:span><text:span text:style-name="T21">list </text:span><text:span text:style-name="T23">hidden files as well</text:span></text:p>
      <text:p text:style-name="P12"><text:span text:style-name="T18">c</text:span>d<text:tab/><text:tab/><text:tab/><text:tab/><text:span text:style-name="T20">change to home directory</text:span></text:p>
      <text:p text:style-name="P3">cd <text:span text:style-name="T9">directory</text:span><text:span text:style-name="T8">name<text:tab/><text:tab/></text:span><text:span text:style-name="T21">change </text:span><text:span text:style-name="T23">to </text:span><text:span text:style-name="T21">directory</text:span></text:p>
      <text:p text:style-name="P2">cd ..<text:tab/><text:tab/><text:tab/><text:tab/><text:span text:style-name="T21">out of folder one level</text:span></text:p>
      <text:p text:style-name="P3">mkdir <text:span text:style-name="T9">directory</text:span><text:span text:style-name="T8">name<text:tab/><text:tab/></text:span><text:span text:style-name="T21">make new folder/directory </text:span></text:p>
      <text:p text:style-name="P3"><text:span text:style-name="T35">rmd</text:span>ir <text:span text:style-name="T9">directory</text:span><text:span text:style-name="T8">name<text:tab/><text:tab/></text:span><text:span text:style-name="T23">delete f</text:span><text:span text:style-name="T21">older/directory </text:span><text:span text:style-name="T23">(onl</text:span><text:span text:style-name="T24">y</text:span><text:span text:style-name="T23"> works for empty folder)</text:span><text:span text:style-name="T21"> </text:span></text:p>
      <text:p text:style-name="P4"><text:span text:style-name="T35">rm</text:span> <text:span text:style-name="T9">directory</text:span><text:span text:style-name="T8">name<text:tab/><text:tab/><text:tab/></text:span><text:span text:style-name="T23">delete f</text:span><text:span text:style-name="T21">older/directory </text:span><text:span text:style-name="T24">and files in folder</text:span></text:p>
      <text:p text:style-name="P3"><text:span text:style-name="T35">rm</text:span> -<text:span text:style-name="T37">r </text:span><text:span text:style-name="T9">directory</text:span><text:span text:style-name="T8">name<text:tab/><text:tab/></text:span><text:span text:style-name="T23">delete</text:span><text:span text:style-name="T24">s only </text:span><text:span text:style-name="T23">f</text:span><text:span text:style-name="T21">older</text:span><text:span text:style-name="T24">s inside directory</text:span></text:p>
      <text:p text:style-name="P5"><text:span text:style-name="T37">touch </text:span><text:span text:style-name="T9">file</text:span><text:span text:style-name="T8">name<text:tab/><text:tab/><text:tab/></text:span><text:span text:style-name="T24">create file, (include file format, ex: </text:span><text:span text:style-name="T38">new.txt</text:span><text:span text:style-name="T24">)</text:span></text:p>
      <text:p text:style-name="P3"><text:span text:style-name="T42">cp </text:span><text:span text:style-name="T9">file</text:span><text:span text:style-name="T8">name </text:span><text:span text:style-name="T10">directory/path<text:tab/></text:span><text:span text:style-name="T24">c</text:span><text:span text:style-name="T25">opy file to new location</text:span></text:p>
      <text:p text:style-name="P5"><text:span text:style-name="T42">mv </text:span><text:span text:style-name="T9">file</text:span><text:span text:style-name="T8">name </text:span><text:span text:style-name="T10">directory/path<text:tab/></text:span><text:span text:style-name="T25">move file to new location</text:span></text:p>
      <text:p text:style-name="P5"><text:span text:style-name="T42">mv </text:span><text:span text:style-name="T9">file</text:span><text:span text:style-name="T8">name </text:span><text:span text:style-name="T10">filename<text:tab/></text:span><text:span text:style-name="T8"><text:tab/></text:span><text:span text:style-name="T25">rename file (ex: </text:span><text:span text:style-name="T46">mv new.txt newer.txt</text:span><text:span text:style-name="T25">)</text:span></text:p>
      <text:p text:style-name="P6">locate <text:span text:style-name="T6">filename<text:tab/><text:tab/><text:tab/></text:span><text:span text:style-name="T20">locate a</text:span><text:span text:style-name="T25"> file ...</text:span><text:span text:style-name="T20">search</text:span></text:p>
      <text:p text:style-name="P6">locate -i <text:span text:style-name="T6">word<text:tab/><text:tab/><text:tab/></text:span><text:span text:style-name="T20">locate </text:span><text:span text:style-name="T25">file</text:span><text:span text:style-name="T20">s</text:span><text:span text:style-name="T25"> </text:span><text:span text:style-name="T20">containing the word</text:span></text:p>
      <text:p text:style-name="P6">locate -i <text:span text:style-name="T11">*word1*word2*<text:tab/></text:span><text:span text:style-name="T20">locate </text:span><text:span text:style-name="T25">file</text:span><text:span text:style-name="T20">s</text:span><text:span text:style-name="T25"> </text:span><text:span text:style-name="T20">containing the words</text:span></text:p>
      <text:p text:style-name="P6"/>
      <text:p text:style-name="P2">chmod:<text:tab/><text:tab/><text:tab/><text:tab/><text:span text:style-name="T21">set permissions to files:</text:span></text:p>
      <text:p text:style-name="P36"><text:span text:style-name="T1">chmod +rwx </text:span><text:span text:style-name="T7">filename</text:span><text:span text:style-name="T1"> <text:tab/><text:tab/></text:span><text:span text:style-name="T31">-</text:span><text:span text:style-name="T22">to add permissions.</text:span></text:p>
      <text:p text:style-name="P36"><text:span text:style-name="T3">c</text:span>hmod -rwx <text:span text:style-name="T6">directoryname</text:span> <text:tab/><text:span text:style-name="T19">-</text:span><text:span text:style-name="T20">to remove permissions.</text:span></text:p>
      <text:list xml:id="list3956186605" text:style-name="L1">
        <text:list-header>
          <text:p text:style-name="P53"><text:span text:style-name="T3">c</text:span>hmod +x <text:span text:style-name="T6">filename</text:span> <text:tab/><text:tab/><text:span text:style-name="T19">-</text:span><text:span text:style-name="T20">to allow executable permissions.</text:span></text:p>
          <text:p text:style-name="P53"><text:span text:style-name="T3">c</text:span>hmod -wx <text:span text:style-name="T6">filename</text:span> <text:tab/><text:tab/><text:span text:style-name="T19">-</text:span><text:span text:style-name="T20">to take out write and executable permissions.</text:span></text:p>
        </text:list-header>
      </text:list>
      <text:p text:style-name="P9">chmod g+rwx <text:span text:style-name="T6">filename<text:tab/><text:tab/>-</text:span><text:span text:style-name="T22">add</text:span><text:span text:style-name="T20"> </text:span><text:span text:style-name="T45">g, u, o, a</text:span><text:span text:style-name="T20"> before to change for </text:span><text:span text:style-name="T27">g</text:span><text:span text:style-name="T20">roup, </text:span><text:span text:style-name="T27">u</text:span><text:span text:style-name="T20">sers, </text:span><text:span text:style-name="T27">o</text:span><text:span text:style-name="T20">thers or </text:span><text:span text:style-name="T27">a</text:span><text:span text:style-name="T20">ll</text:span></text:p>
      <text:p text:style-name="P9"/>
      <text:p text:style-name="P9">lsof | grep <text:span text:style-name="T6">whatProcessYouwantToLookFor </text:span></text:p>
      <text:p text:style-name="P9">kill -9 <text:span text:style-name="T6">IdofProcessThatIsStuck</text:span></text:p>
      <text:p text:style-name="P10"/>
      <text:list xml:id="list191117608422334" text:continue-numbering="true" text:style-name="L1">
        <text:list-header>
          <text:p text:style-name="P55"><text:span text:style-name="T57">sudo passwd</text:span><text:span text:style-name="T63"> <text:tab/><text:tab/><text:tab/></text:span><text:span text:style-name="T64">change root password</text:span></text:p>
          <text:p text:style-name="P54"><text:span text:style-name="T40">sudo apt-get install git <text:tab/></text:span><text:span text:style-name="T26">install ex git</text:span></text:p>
        </text:list-header>
      </text:list>
      <text:p text:style-name="P7"/>
      <text:p text:style-name="P25">Miscellaneous</text:p>
      <text:p text:style-name="P8">echo <text:span text:style-name="T6">what to print </text:span><text:span text:style-name="T12">in terminal<text:tab/></text:span><text:span text:style-name="T29">print in terminal window what you write</text:span></text:p>
      <text:p text:style-name="P27"><text:span text:style-name="T41">cat</text:span><text:span text:style-name="T47"> <text:tab/><text:tab/><text:tab/><text:tab/><text:tab/></text:span><text:span text:style-name="T28">show contents of file</text:span></text:p>
      <text:p text:style-name="P42"/>
      <text:p text:style-name="P22"><text:span text:style-name="T44">Check processors and hyperthreading: </text:span><text:a xlink:type="simple" xlink:href="https://www.binarytides.com/linux-check-processor/" text:style-name="Internet_20_link" text:visited-style-name="Visited_20_Internet_20_Link"><text:span text:style-name="T2">https://www.binarytides.com/linux-check-processor/</text:span></text:a></text:p>
      <text:p text:style-name="P10"><text:span text:style-name="T1">c</text:span>at /proc/cpuinfo | grep -i '<text:span text:style-name="T6">core id</text:span>'</text:p>
      <text:p text:style-name="P10">cat /proc/cpuinfo | grep -i '<text:span text:style-name="T7">processor</text:span>'</text:p>
      <text:p text:style-name="P1">cat /proc/cpuinfo | grep -i 'physical id' | uniq</text:p>
      <text:p text:style-name="P1">watch -n 0.1 "cat /proc/cpuinfo | grep -i mhz"</text:p>
      <text:p text:style-name="P1"/>
      <text:p text:style-name="P19"/>
      <text:p text:style-name="P37"><text:span text:style-name="T36">sudo apt-get install hwloc <text:s/></text:span><text:span text:style-name="T20">diagram </text:span><text:span text:style-name="T23">showing</text:span><text:span text:style-name="T20"> cores, hyperthreads and cache size</text:span></text:p>
      <text:p text:style-name="P38">hwloc</text:p>
      <text:p text:style-name="P39"/>
      <text:p text:style-name="P13"/>
      <text:p text:style-name="P51"><text:span text:style-name="T43"><text:line-break/></text:span></text:p>
      <text:p text:style-name="P52"><text:span text:style-name="T43">GIT <text:s/></text:span><text:a xlink:type="simple" xlink:href="https://www.howtoforge.com/tutorial/install-git-and-github-on-ubuntu/" text:style-name="Internet_20_link" text:visited-style-name="Visited_20_Internet_20_Link"><text:span text:style-name="T56">https://www.howtoforge.com/tutorial/install-git-and-github-on-ubuntu/</text:span></text:a></text:p>
      <text:p text:style-name="P34">First time on new PC:</text:p>
      <text:p text:style-name="P14">sudo apt-get install git</text:p>
      <text:p text:style-name="P14">git config --global user.name <text:span text:style-name="T6">username</text:span></text:p>
      <text:p text:style-name="P14">git config --global user.email <text:span text:style-name="T6">youremail@email.com</text:span></text:p>
      <text:p text:style-name="P14">mkdir git</text:p>
      <text:p text:style-name="P14">cd git</text:p>
      <text:p text:style-name="P14">mkdir g</text:p>
      <text:p text:style-name="P14">cd g</text:p>
      <text:p text:style-name="P14"/>
      <text:p text:style-name="P34"/>
      <text:p text:style-name="P34">New repository/project</text:p>
      <text:p text:style-name="P14">git init <text:span text:style-name="T6">gitnewfoldername</text:span></text:p>
      <text:p text:style-name="P14">cd <text:span text:style-name="T6">gitnewfoldername</text:span>/</text:p>
      <text:p text:style-name="P14">gedit README</text:p>
      <text:p text:style-name="P14">git add README</text:p>
      <text:p text:style-name="P48">git commit -m <text:span text:style-name="Source_20_Text"><text:span text:style-name="T68">"commit message"</text:span></text:span></text:p>
      <text:p text:style-name="P18"><text:span text:style-name="T13">-</text:span><text:span text:style-name="T19">&gt;</text:span><text:span text:style-name="T30">N</text:span><text:span text:style-name="T19">OW add new repository with same name manually on the web github-&gt;gste-git-&gt;</text:span><text:span text:style-name="T34">passwd</text:span></text:p>
      <text:p text:style-name="P20"/>
      <text:p text:style-name="P34">Put <text:span text:style-name="T52">files into new repository</text:span> on web:</text:p>
      <text:p text:style-name="P14">git remote add origin https://github.com/gste-git/<text:span text:style-name="T6">gitnewfoldername</text:span>.git</text:p>
      <text:p text:style-name="P40">git push -u origin ma<text:span text:style-name="T54">ster</text:span></text:p>
      <text:p text:style-name="P14">git status</text:p>
      <text:p text:style-name="P21"/>
      <text:p text:style-name="P35">Add or u<text:span text:style-name="T55">p</text:span>date files to existing repository:</text:p>
      <text:p text:style-name="P15">cd git/g/<text:span text:style-name="T6">existingfolder <text:s text:c="2"/><text:tab/><text:tab/></text:span><text:span text:style-name="T20">(make sure new/updated file is in the chosen folder)</text:span></text:p>
      <text:p text:style-name="P16">git add <text:span text:style-name="T6">newOrOldFile.</text:span><text:span text:style-name="T15">format <text:s/><text:tab/><text:tab/></text:span><text:span text:style-name="T33">or</text:span><text:span text:style-name="T16"> </text:span><text:span text:style-name="T70">git add -A </text:span><text:span text:style-name="T33">to add all files in rep</text:span></text:p>
      <text:p text:style-name="P48">git commit -m <text:span text:style-name="Source_20_Text"><text:span text:style-name="T68">"commit message"</text:span></text:span></text:p>
      <text:p text:style-name="P57">git push -u origin <text:span text:style-name="T69">master</text:span></text:p>
      <text:p text:style-name="P14"/>
      <text:p text:style-name="P50">Delete commit history in a branch, and only leave the latest updated</text:p>
      <text:p text:style-name="P56"><text:span text:style-name="Source_20_Text"><text:span text:style-name="T59">git checkout --orphan latest_branch</text:span></text:span></text:p>
      <text:p text:style-name="P56"><text:span text:style-name="Source_20_Text"><text:span text:style-name="T59">git add -A</text:span></text:span></text:p>
      <text:p text:style-name="P56"><text:span text:style-name="Source_20_Text"><text:span text:style-name="T59">git commit -am "commit message"</text:span></text:span></text:p>
      <text:p text:style-name="P56"><text:span text:style-name="Source_20_Text"><text:span text:style-name="T59">git branch -D master</text:span></text:span></text:p>
      <text:p text:style-name="P56"><text:span text:style-name="Source_20_Text"><text:span text:style-name="T59">git branch -m master</text:span></text:span></text:p>
      <text:p text:style-name="P56"><text:span text:style-name="Source_20_Text"><text:span text:style-name="T59">git push -f origin master</text:span></text:span></text:p>
      <text:p text:style-name="P14"/>
      <text:p text:style-name="P14"/>
      <text:p text:style-name="P26"/>
      <text:p text:style-name="P24">Download Julia <text:span text:style-name="T48">at julialang.org - </text:span>find last stable version</text:p>
      <text:p text:style-name="P17">cd</text:p>
      <text:p text:style-name="P17">cd Downloads</text:p>
      <text:p text:style-name="P17">tar -xvzf julia-1.5.4-linux-x86_64.tar.gz</text:p>
      <text:p text:style-name="P17">sudo mv julia-1.5.4/ /opt/</text:p>
      <text:p text:style-name="P28">sudo ln -s /opt/julia-1.5.<text:span text:style-name="T49">4</text:span>/bin/julia /usr/local/bin/julia</text:p>
      <text:p text:style-name="P29">julia</text:p>
      <text:p text:style-name="P29">]</text:p>
      <text:p text:style-name="P29">add Plot</text:p>
      <text:p text:style-name="P29">exit()</text:p>
      <text:p text:style-name="P32">→in<text:span text:style-name="T53"> VScode File→Preferences→Settings→Extensjons→Julia setExecutablePath to above usr/local/bin/julia</text:span></text:p>
      <text:p text:style-name="P31"/>
      <text:p text:style-name="P31"/>
      <text:p text:style-name="P43">Bashrc file</text:p>
      <text:p text:style-name="P44">gedit ~/.bashrc</text:p>
      <text:p text:style-name="P30"><text:span text:style-name="T51">add at end of file-&gt; </text:span><text:span text:style-name="T50">PS1='\W: ' <text:s/></text:span><text:span text:style-name="T51">to not show entire path in termin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Tlwg Typo" svg:font-family="'Tlwg Typ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827in" fo:margin-bottom="0.7902in" fo:margin-left="0.7874in" fo:margin-right="0.541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3T11:19:26.910862499</meta:creation-date>
    <dc:date>2021-03-13T19:11:17.237457164</dc:date>
    <meta:editing-duration>PT42M33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93" meta:word-count="530" meta:character-count="3539" meta:non-whitespace-character-count="3031"/>
  </office:meta>
</office:document-meta>
</file>